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fo:color="#0000ff"/>
    </style:style>
    <style:style style:name="P7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style:text-properties fo:language="ru" fo:country="RU"/>
    </style:style>
    <style:style style:name="P95" style:family="paragraph" style:parent-style-name="Text_20_body">
      <loext:graphic-properties draw:fill="solid" draw:fill-color="#eeeeee" draw:opacity="100%"/>
      <style:paragraph-properties fo:background-color="#eeeeee"/>
      <style:text-properties fo:language="ru" fo:country="RU"/>
    </style:style>
    <style:style style:name="P9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7" style:family="paragraph" style:parent-style-name="Text_20_body">
      <style:text-properties fo:language="en" fo:country="US"/>
    </style:style>
    <style:style style:name="P98" style:family="paragraph" style:parent-style-name="Text_20_body">
      <loext:graphic-properties draw:fill="solid" draw:fill-color="#eeeeee" draw:opacity="100%"/>
      <style:paragraph-properties fo:background-color="#eeeeee"/>
    </style:style>
    <style:style style:name="P99" style:family="paragraph" style:parent-style-name="First_20_line_20_indent">
      <loext:graphic-properties draw:fill="solid" draw:fill-color="#eeeeee" draw:opacity="100%"/>
      <style:paragraph-properties fo:background-color="#eeeeee"/>
      <style:text-properties fo:language="ru" fo:country="RU"/>
    </style:style>
    <style:style style:name="P10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1" style:family="paragraph" style:parent-style-name="Text_20_body">
      <style:paragraph-properties fo:margin-left="0in" fo:margin-right="0in" fo:text-align="justify"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fo:color="#800000"/>
    </style:style>
    <style:style style:name="P10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4" style:family="paragraph" style:parent-style-name="Text_20_body">
      <style:paragraph-properties fo:margin-left="0in" fo:margin-right="0in" fo:text-align="center" style:justify-single-word="false" fo:text-indent="0in" style:auto-text-indent="false"/>
    </style:style>
    <style:style style:name="P10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5" style:family="paragraph" style:parent-style-name="Footnote">
      <style:paragraph-properties fo:margin-left="0in" fo:margin-right="0in" fo:text-indent="0in" style:auto-text-indent="false"/>
      <style:text-properties fo:language="en" fo:country="US"/>
    </style:style>
    <style:style style:name="P116" style:family="paragraph" style:parent-style-name="Footnote">
      <style:text-properties fo:language="en" fo:country="US"/>
    </style:style>
    <style:style style:name="P117" style:family="paragraph" style:parent-style-name="Footnote">
      <style:text-properties fo:language="ru" fo:country="RU"/>
    </style:style>
    <style:style style:name="P118" style:family="paragraph" style:parent-style-name="Footnote">
      <style:text-properties style:use-window-font-color="true"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7" style:family="paragraph" style:parent-style-name="Standard">
      <style:text-properties fo:font-style="italic" style:font-style-asian="italic" style:font-style-complex="italic"/>
    </style:style>
    <style:style style:name="P128" style:family="paragraph" style:parent-style-name="Text_20_body" style:list-style-name="L1">
      <style:paragraph-properties fo:text-align="justify" style:justify-single-word="false"/>
    </style:style>
    <style:style style:name="P129" style:family="paragraph" style:parent-style-name="Text_20_body" style:list-style-name="L1">
      <style:paragraph-properties fo:text-align="justify" style:justify-single-word="false"/>
      <style:text-properties fo:language="ru" fo:country="RU"/>
    </style:style>
    <style:style style:name="P130" style:family="paragraph" style:parent-style-name="Text_20_body" style:list-style-name="L2">
      <style:paragraph-properties fo:text-align="justify" style:justify-single-word="false"/>
      <style:text-properties fo:language="ru" fo:country="RU"/>
    </style:style>
    <style:style style:name="P13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2" style:family="paragraph" style:parent-style-name="Text_20_body" style:list-style-name="L3">
      <style:text-properties fo:language="ru" fo:country="RU"/>
    </style:style>
    <style:style style:name="P13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cf89b"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e8576"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e8d5c"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362a8"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5f972"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4bd7"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3a124"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cf89b" officeooo:paragraph-rsid="000cf89b"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369c" officeooo:paragraph-rsid="0014369c"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4bd7" officeooo:paragraph-rsid="00174bd7"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4e131" officeooo:paragraph-rsid="0024e131" style:font-style-asian="normal" style:font-weight-asian="normal" style:font-style-complex="normal" style:font-weight-complex="normal"/>
    </style:style>
    <style:style style:name="P14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loext:graphic-properties draw:fill="solid" draw:fill-color="#eeeeee" draw:opacity="100%"/>
      <style:paragraph-properties fo:background-color="#eeeeee"/>
      <style:text-properties fo:language="ru" fo:country="RU"/>
    </style:style>
    <style:style style:name="P153" style:family="paragraph" style:parent-style-name="Heading_20_2">
      <loext:graphic-properties draw:fill="solid" draw:fill-color="#eeeeee" draw:opacity="100%"/>
      <style:paragraph-properties fo:background-color="#eeeeee"/>
    </style:style>
    <style:style style:name="P15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55" style:family="paragraph" style:parent-style-name="Heading_20_1">
      <loext:graphic-properties draw:fill="solid" draw:fill-color="#eeeeee" draw:opacity="100%"/>
      <style:paragraph-properties fo:background-color="#eeeeee"/>
    </style:style>
    <style:style style:name="P156"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fo:font-weight="bold" officeooo:rsid="000cf89b"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style:text-line-through-type="single" fo:font-weight="bold" style:font-weight-asian="bold" style:font-weight-complex="bold"/>
    </style:style>
    <style:style style:name="T60" style:family="text">
      <style:text-properties style:text-line-through-style="solid" style:text-line-through-type="single" fo:font-weight="bold" officeooo:rsid="000cf89b" style:font-weight-asian="bold" style:font-weight-complex="bold"/>
    </style:style>
    <style:style style:name="T61" style:family="text">
      <style:text-properties style:text-line-through-style="solid" style:text-line-through-type="single" fo:font-weight="bold" officeooo:rsid="0011c41c" style:font-weight-asian="bold" style:font-weight-complex="bold"/>
    </style:style>
    <style:style style:name="T62" style:family="text">
      <style:text-properties style:text-line-through-style="solid" style:text-line-through-type="single" fo:font-weight="bold" officeooo:rsid="002452ca" style:font-weight-asian="bold" style:font-weight-complex="bold"/>
    </style:style>
    <style:style style:name="T63" style:family="text">
      <style:text-properties fo:language="uk" fo:country="UA" fo:font-style="italic" style:font-style-asian="italic" style:font-style-complex="italic"/>
    </style:style>
    <style:style style:name="T64" style:family="text">
      <style:text-properties officeooo:rsid="000b74b0"/>
    </style:style>
    <style:style style:name="T65" style:family="text">
      <style:text-properties officeooo:rsid="000cf89b"/>
    </style:style>
    <style:style style:name="T66" style:family="text">
      <style:text-properties officeooo:rsid="000e8576"/>
    </style:style>
    <style:style style:name="T67" style:family="text">
      <style:text-properties officeooo:rsid="001362a8"/>
    </style:style>
    <style:style style:name="T68" style:family="text">
      <style:text-properties officeooo:rsid="0015f972"/>
    </style:style>
    <style:style style:name="T69" style:family="text">
      <style:text-properties officeooo:rsid="0016f29b"/>
    </style:style>
    <style:style style:name="T70" style:family="text">
      <style:text-properties officeooo:rsid="00174bd7"/>
    </style:style>
    <style:style style:name="T71" style:family="text">
      <style:text-properties officeooo:rsid="00186012"/>
    </style:style>
    <style:style style:name="T72" style:family="text">
      <style:text-properties officeooo:rsid="001a2e14"/>
    </style:style>
    <style:style style:name="T73" style:family="text">
      <style:text-properties officeooo:rsid="001fc630"/>
    </style:style>
    <style:style style:name="T74" style:family="text">
      <style:text-properties officeooo:rsid="0020e309"/>
    </style:style>
    <style:style style:name="T75" style:family="text">
      <style:text-properties officeooo:rsid="0023a12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4">Обмен ( <text:a xlink:type="simple" xlink:href="https://darkpony.ru/obmen/" text:style-name="Internet_20_link" text:visited-style-name="Visited_20_Internet_20_Link">https://darkpony.ru/obmen/</text:a> )</text:p>
      <text:p text:style-name="P9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799255335038685573" text:style-name="L1">
        <text:list-item>
          <text:p text:style-name="P128">добавить детектив <text:span text:style-name="T1">(реализовано)</text:span>+ магические уроки/трактаты Старсвирла (реализовано)</text:p>
        </text:list-item>
        <text:list-item>
          <text:p text:style-name="P129">Терра несколько раз пытается убить Макса (один раз — в аквапарке). Несколько раз Макса спасает Селестия (даёт приказы Нексусу)</text:p>
        </text:list-item>
        <text:list-item>
          <text:p text:style-name="P129">Книги:</text:p>
        </text:list-item>
      </text:list>
      <text:list xml:id="list8763320180007217037" text:style-name="L2">
        <text:list-item>
          <text:p text:style-name="P130">«Великие грифоны прошлого» - из канона (5<text:span text:style-name="T8">s8e)</text:span></text:p>
        </text:list-item>
        <text:list-item>
          <text:p text:style-name="P130">«Высшие заклинания в повседневном использовании: от песчинки до дворца»</text:p>
        </text:list-item>
        <text:list-item>
          <text:p text:style-name="P131">«Малоизвестные аспекты магии трансформаций»</text:p>
        </text:list-item>
        <text:list-item>
          <text:p text:style-name="P13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0">Дасти Вейфарер «Зебрианская культура, быт и фольклор»</text:p>
        </text:list-item>
        <text:list-item>
          <text:p text:style-name="P130">«Краткая история Эквестрии»</text:p>
        </text:list-item>
        <text:list-item>
          <text:p text:style-name="P130">«Шедевры архитектуры Эквестрии» с разделом о Кантерлотском Королевском Дворце</text:p>
        </text:list-item>
        <text:list-item>
          <text:p text:style-name="P130">«Великие дела и великие чары». Страница 893: …</text:p>
        </text:list-item>
        <text:list-item>
          <text:p text:style-name="P130">«Природа Проклятий» - обмен</text:p>
        </text:list-item>
        <text:list-item>
          <text:p text:style-name="P130">«<text:span text:style-name="T45">Магия для Чайников</text:span>» - обмен</text:p>
        </text:list-item>
        <text:list-item>
          <text:p text:style-name="P130">«Энциклопедия Арканум» - обмен</text:p>
        </text:list-item>
        <text:list-item>
          <text:p text:style-name="P130">«О Гейсах» - обмен</text:p>
        </text:list-item>
        <text:list-item>
          <text:p text:style-name="P130">«<text:span text:style-name="T54">Тайны Тайных Наук</text:span>» - обмен</text:p>
        </text:list-item>
        <text:list-item>
          <text:p text:style-name="P131">«Основы Заклятий» - обмен</text:p>
        </text:list-item>
        <text:list-item>
          <text:p text:style-name="P13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032078823455941441" text:style-name="L3">
        <text:list-item>
          <text:p text:style-name="P13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2">Селестия — переменчивая пони. В одно время не строгая, а в другое может быть такой, что страшно становится</text:p>
        </text:list-item>
        <text:list-item>
          <text:p text:style-name="P132">У Селестии были такие элементы гармонии: Магия, Доброта, Смех. У Луны — Верность, Честность, Щедрость. (ксенофазия)</text:p>
        </text:list-item>
        <text:list-item>
          <text:p text:style-name="P13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2">Около 820-ти лет назад будущий маг Лайтнинг Стар поступил на обучение к наставнику Тииспоту</text:p>
        </text:list-item>
        <text:list-item>
          <text:p text:style-name="P13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2">У Селестии грива и хвост развеваются и переливаются от магического шампуня</text:p>
        </text:list-item>
        <text:list-item>
          <text:p text:style-name="P132">Тело Селестии очень крепкое — может выдержать несколько тонн земли</text:p>
        </text:list-item>
        <text:list-item>
          <text:p text:style-name="P132">Дискорд намного старше принцесс, его магия сильнее ихней на голову</text:p>
        </text:list-item>
        <text:list-item>
          <text:p text:style-name="P132">Луна младше Селестии на 3 года. Сёстрам около 5000 лет. По другим данным, Селестии около 2500 лет (Обмен).</text:p>
        </text:list-item>
        <text:list-item>
          <text:p text:style-name="P132">Принцессы начали войну с Дискордом в возрасте, когда им было около 700 лет — и продолжалась война почти сто лет</text:p>
        </text:list-item>
        <text:list-item>
          <text:p text:style-name="P132">Самый главный враг сестёр и Дискорда — скука</text:p>
        </text:list-item>
        <text:list-item>
          <text:p text:style-name="P132">В Эквестрии на одного жеребца приходится четыре - пять кобыл</text:p>
        </text:list-item>
        <text:list-item>
          <text:p text:style-name="P13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2">Селестия в первые полторы тысячи лет путешествовала — и заварила несколько войн (две — с Эквестрией, в одной была против Луны)</text:p>
        </text:list-item>
        <text:list-item>
          <text:p text:style-name="P132">Настоящий цвет гривы Селестии — клубнично-розовая. Радужный цвет гривы и хвоста поддерживается магией</text:p>
        </text:list-item>
        <text:list-item>
          <text:p text:style-name="P132">Кроме Дискорда, старше сестёр ещё старейшина драконов</text:p>
        </text:list-item>
        <text:list-item>
          <text:p text:style-name="P132">Кэйденс не прожила и 60-ти лет и является низкорожденной</text:p>
        </text:list-item>
        <text:list-item>
          <text:p text:style-name="P13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2">Народ тихо фигел от нововведений и с ещё большим ожесточением продолжал делать по-своему</text:p>
        </text:list-item>
        <text:list-item>
          <text:p text:style-name="P13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2">Когда пони женятся, они обмениваются ножными браслетами</text:p>
        </text:list-item>
        <text:list-item>
          <text:p text:style-name="P132">Светилами, кроме сестёр, могут управлять единороги (группы), Дискорд, Твайлайт и Старсвирл</text:p>
        </text:list-item>
        <text:list-item>
          <text:p text:style-name="P132">Королева Кризалис — правительница Зелёной Долины</text:p>
        </text:list-item>
        <text:list-item>
          <text:p text:style-name="P132">Мать Луны и Селестии — аликорн Лорен. Мать Дискорда — Алиса (пони-человек)</text:p>
        </text:list-item>
        <text:list-item>
          <text:p text:style-name="P13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1">Единорог. Холост, молод, мечтателен. Живёт в Кантерлоте. В свободное время рисует облака.</text:p>
      <text:h text:style-name="Heading_20_3" text:outline-level="3">Алекс</text:h>
      <text:p text:style-name="P101">Менеджер проектов, над одним из которых (Нексус) работает Макс.</text:p>
      <text:h text:style-name="Heading_20_3" text:outline-level="3">Ростик</text:h>
      <text:p text:style-name="P101">Лидер команды тестировщиков</text:p>
      <text:h text:style-name="Heading_20_3" text:outline-level="3">Стас</text:h>
      <text:p text:style-name="P101">Программист-новичок в команде Макса.</text:p>
      <text:h text:style-name="Heading_20_3" text:outline-level="3"><text:soft-page-break/>Рома</text:h>
      <text:p text:style-name="P101">Программист в команде UI-программистов</text:p>
      <text:h text:style-name="Heading_20_3" text:outline-level="3">Анджела</text:h>
      <text:p text:style-name="P101">Сисадмин. Флиртует с Максом.</text:p>
      <text:p text:style-name="P101"/>
      <text:h text:style-name="Heading_20_2" text:outline-level="2">Положения</text:h>
      <text:p text:style-name="P10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0" text:outline-level="2">1. Терра</text:h>
      <text:p text:style-name="P27">музыка - кондовая электронная, холодная и отчаянная (Electronics “Disappointed”)</text:p>
      <text:p text:style-name="P10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1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8">RnD-</text:span><text:span text:style-name="T1">зоны</text:span><text:span text:style-name="T1"><text:note text:id="ftn3" text:note-class="footnote"><text:note-citation>3</text:note-citation><text:note-body><text:p text:style-name="P11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7"><text:span text:style-name="T8">&gt;\</text:span>Привет, Нексус. Это Макс.</text:p>
      <text:p text:style-name="P67"><text:span text:style-name="T8">&lt;\</text:span>Привет Макс. <text:span text:style-name="T1">Рад тебя видеть. Где ты отсутствовал три дня?</text:span></text:p>
      <text:p text:style-name="P6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7"><text:span text:style-name="T8">&gt;\</text:span>Как называется наш проект?</text:p>
      <text:p text:style-name="P67"><text:span text:style-name="T8">&lt;\</text:span>Дайсон.</text:p>
      <text:p text:style-name="P67"><text:span text:style-name="T8">&gt;\</text:span>Сколько тебе лет?</text:p>
      <text:p text:style-name="P67"><text:soft-page-break/><text:span text:style-name="T8">&lt;\</text:span>Два года с начала запуска кластера.</text:p>
      <text:p text:style-name="P67"><text:span text:style-name="T8">&gt;\</text:span>Какой сейчас год?</text:p>
      <text:p text:style-name="P67"><text:span text:style-name="T8">&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7"><text:span text:style-name="T8">&gt;\</text:span>Нексус, отключи память <text:span text:style-name="T1">заданий</text:span> за последнюю неделю.</text:p>
      <text:p text:style-name="P67"><text:span text:style-name="T8">&lt;\</text:span>Выполнено.</text:p>
      <text:p text:style-name="P6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8">&lt;\</text:span><text:span text:style-name="T1">Тебя понял. Читаю задачу...</text:span></text:p>
      <text:p text:style-name="P6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8">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8">Ограничени<text:span text:style-name="T1">е 2: решение должно находиться в правовых рамках уголовного и административного кодекса.</text:span></text:p>
      <text:p text:style-name="P68">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8"><text:span text:style-name="T8">&lt;\</text:span><text:span text:style-name="T1">Выполняю задачу</text:span>...</text:p>
      <text:p text:style-name="P68"><text:span text:style-name="T8">&lt;\</text:span>...</text:p>
      <text:p text:style-name="P68"><text:span text:style-name="T8">&lt;\</text:span>Решение:</text:p>
      <text:p text:style-name="P68"><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8"><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text:soft-page-break/>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7"><text:span text:style-name="T8">&gt;</text:span>\Нексус, почему ты используешь жёсткие настройки <text:span text:style-name="T1">для решения задачи</text:span>?</text:p>
      <text:p text:style-name="P67"><text:span text:style-name="T8">&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7"><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3">Ага, уже теплее.</text:p>
      <text:p text:style-name="P43"/>
      <text:p text:style-name="P67"><text:span text:style-name="T8">&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8">–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8">.</text:span></text:p>
      <text:p text:style-name="P74"><text:soft-page-break/>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4">***</text:p>
      <text:p text:style-name="P104"/>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6">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7">мелодия из Донни Дарко</text:span><text:span text:style-name="T8">&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6">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70">Музыка быстрая, тревожная, надорваная и печальная (Pet Shop Boys “So Hard” ?)</text:p>
      <text:p text:style-name="P29"/>
      <text:p text:style-name="P10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text:soft-page-break/></text:p>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text:soft-page-break/>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oft-page-break/><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oft-page-break/><text:span text:style-name="T8">–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text:soft-page-break/>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7">Спи, сестра моя родная,<text:line-break/>Спи. Усни.<text:line-break/>Крыльями тебя укрою,<text:line-break/>Спи. Усни.</text:p><text:p text:style-name="P117"><text:tab/>В чаще тёмной волки воют,<text:line-break/>Спи. Усни.</text:p><text:p text:style-name="P117"><text:tab/>В мрачном замке духи ноют,<text:line-break/>Спи. Усни.</text:p><text:p text:style-name="P117"><text:tab/>Сказки вечность нам читает,<text:line-break/>Спи. Усни.<text:line-break/>День осенний угасает,<text:line-break/>Спи. Усни.<text:line-break/>Помни только в сне глубоком,</text:p><text:p text:style-name="P11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text:soft-page-break/>–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oft-page-break/><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text:soft-page-break/>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7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413574702559144742" text:style-name="L4">
        <text:list-item>
          <text:p text:style-name="P13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3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5"><text:s/>Сколько страниц сегодня нахреначили?</text:p><text:p text:style-name="P116">– <text:span text:style-name="T1">Восемь, учитель!</text:span></text:p><text:p text:style-name="P116">–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69"><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9">–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7"><text:soft-page-break/>–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
      <text:p text:style-name="P55">***</text:p>
      <text:p text:style-name="P55"/>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19">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text:soft-page-break/>–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text:soft-page-break/>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text:soft-page-break/>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51" text:outline-level="2"><text:span text:style-name="T8">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text:soft-page-break/>–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49">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text:soft-page-break/>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0" text:outline-level="2">6. Стыд</text:h>
      <text:p text:style-name="P53"/>
      <text:p text:style-name="P59">~~~ Завтра на семь в библиотеке ~~~</text:p>
      <text:p text:style-name="P59"><text:soft-page-break/></text:p>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text:soft-page-break/>–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text:soft-page-break/>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text:soft-page-break/>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text:soft-page-break/>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text:soft-page-break/>–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text:soft-page-break/>–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4">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72">Mark Knopfler — Hill Farmers Blues — или на следующую главу (прощание)</text:p>
      <text:p text:style-name="P53"/>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5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7">…</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7">— вся архитектура явно </text:span><text:span text:style-name="T31">была </text:span><text:span text:style-name="T37">заточена под крылатых. Таких, для которых приземлиться на балкон в тронном зале или уйти через портик на крыше</text:span><text:span text:style-name="T51"> </text:span><text:span text:style-name="T37">—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7"> </text:span><text:span text:style-name="T31">Его центр занимал высокий </text:span><text:span text:style-name="T37">кругл</text:span><text:span text:style-name="T31">ый</text:span><text:span text:style-name="T37"> </text:span><text:span text:style-name="T31">футон</text:span><text:span text:style-name="T37"> </text:span><text:span text:style-name="T31">с</text:span><text:span text:style-name="T37"> велик</text:span><text:span text:style-name="T31">им</text:span><text:span text:style-name="T37"> множество</text:span><text:span text:style-name="T31">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text:soft-page-break/>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8">Мне печалиться не стоит</text:p><text:p text:style-name="P118">Жизнь прекрасна и ярка</text:p><text:p text:style-name="P118">Телом молода, душою —</text:p><text:p text:style-name="P118">Как дракон морской мудра</text:p><text:p text:style-name="P118"/><text:p text:style-name="P118">Я видала взлёт империй,</text:p><text:p text:style-name="P118">Я жила среди легенд,</text:p><text:p text:style-name="P118">Древней магии мистерий</text:p><text:p text:style-name="P118">Я прилежнейший студент</text:p><text:p text:style-name="P118"/><text:p text:style-name="P118">Обожаема народом,</text:p><text:p text:style-name="P118">Уважаема врагом,</text:p><text:p text:style-name="P118">Но друзей моих немного,</text:p><text:p text:style-name="P118">Гложет душу холодом</text:p><text:p text:style-name="P118"/><text:p text:style-name="P118">Одинока и печальна,</text:p><text:p text:style-name="P118">Недоступна и строга,</text:p><text:p text:style-name="P118">Потеряла изначальный</text:p><text:p text:style-name="P118">Смысл жизни навсегда</text:p><text:p text:style-name="P118"/><text:p text:style-name="P118">Жизнь моя теперь публична,</text:p><text:p text:style-name="P118">Жизнь моя теперь для всех,</text:p><text:p text:style-name="P118">В этом — горе, в этом — счастье,</text:p><text:p text:style-name="P11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8">–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8">–</text:span> А водку у вас принято пить?</text:p>
      <text:p text:style-name="P4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7">– </text:span><text:span text:style-name="T31">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1">– </text:span>“<text:span text:style-name="T1">Что я могу сделать, чтобы вернуть всё назад?</text:span>”</text:p>
      <text:p text:style-name="P14"><text:span text:style-name="T41">– </text:span><text:span text:style-name="T31">Так и сказала?</text:span></text:p>
      <text:p text:style-name="P1"><text:span text:style-name="T37">–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1">Что бы это значило, Флер?</text:span></text:p>
      <text:p text:style-name="P14"><text:span text:style-name="T41">–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4">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38">&lt;</text:span><text:span text:style-name="T53">Mark Knopfler - </text:span><text:span text:style-name="T52">Hill Farmer's Blues</text:span><text:span text:style-name="T38">&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text:soft-page-break/>– Конечно, мой хороший...</text:p>
      <text:p text:style-name="P5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1">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5"><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text:soft-page-break/>– В сейфе, я в курсе.</text:p>
      <text:p text:style-name="P59"/>
      <text:p text:style-name="P61">***</text:p>
      <text:p text:style-name="P71">&lt;Seal — Amazing <text:span text:style-name="T1">(T</text:span><text:span text:style-name="T8">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5">d.notive — Talking Flight</text:span>&gt;</text:p>
      <text:p text:style-name="P59">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5">***</text:p>
      <text:p text:style-name="P53"/>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7">—</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1">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1">.</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3">— </text:span><text:span text:style-name="T56">эт правда?</text:span></text:p>
      <text:p text:style-name="P53"><text:soft-page-break/><text:span text:style-name="T13">– </text:span><text:span text:style-name="T56">Какая из? Их много, вообще-то. Ик!</text:span></text:p>
      <text:p text:style-name="P53"><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53"><text:span text:style-name="T13">– </text:span><text:span text:style-name="T56">Пока не умру?</text:span></text:p>
      <text:p text:style-name="P53"><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Кобылка-пилот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пони деваются? И куда пропала Скуталу?</text:p>
      <text:p text:style-name="P57"><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2"><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8">P.S. Н</text:span>е гневите мироздание воровством! <text:span text:style-name="T27">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2"/>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59"/>
      <text:h text:style-name="Heading_20_2" text:outline-level="2">13. Мэйнхэттен</text:h>
      <text:p text:style-name="P59"/>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8">–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7"><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7"><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8">– </text:span>Это неправильно! <text:span text:style-name="T8">– </text:span>заявила Рэйнбоу Дэш, отвернувшись от окна.</text:p>
      <text:p text:style-name="P57"><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7"><text:span text:style-name="T8">– </text:span>Да я не про то! <text:span text:style-name="T8">– </text:span>отмахнулась пегаска. <text:span text:style-name="T8">– </text:span>Посмотри на поле.</text:p>
      <text:p text:style-name="P57"><text:span text:style-name="T8">– </text:span>И что? Поле как поле.</text:p>
      <text:p text:style-name="P57"><text:span text:style-name="T8">– </text:span>Оно не убрано. <text:span text:style-name="T8">– </text:span>мрачно ответила Дэш. <text:span text:style-name="T8">–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8">– </text:span>У самого посёлка поля убраны. Наверняка дойдёт дело и до остальных.</text:p>
      <text:p text:style-name="P57"><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8">– </text:span>Спасибо, но от пинкиных плюшек у меня фланки округляются.</text:p>
      <text:p text:style-name="P57"><text:span text:style-name="T8">– </text:span>Да ладно тебе! От одной не округлятся.</text:p>
      <text:p text:style-name="P57"><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8"> </text:span>Как будто…</text:p>
      <text:p text:style-name="P57"><text:span text:style-name="T8">–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8">–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8">– </text:span>Что за…?</text:p>
      <text:p text:style-name="P9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8">– </text:span>Леди и джентльпони! Просьба не паниковать! Поезд дальше не идёт: впереди провал! <text:span text:style-name="T8">– </text:span>крикнул проводник.</text:p>
      <text:p text:style-name="P57"><text:span text:style-name="T8">– </text:span>Какой ещё, в дышло, провал? Я проезжал тут два дня назад!</text:p>
      <text:p text:style-name="P57"><text:span text:style-name="T8">– </text:span>Безобразие! Верните мне деньги за билет!</text:p>
      <text:p text:style-name="P57"><text:span text:style-name="T8">– </text:span>Как вы смеете! Я опоздаю в порт! <text:s/><text:span text:style-name="T8">–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8">– </text:span>Дэш, нам надо на ту сторону.</text:p>
      <text:p text:style-name="P57"><text:span text:style-name="T8">– </text:span>Нет проблем. Я могу тебя перенести.</text:p>
      <text:p text:style-name="P57">Я с сомнением посмотрел на пегаску. Дэш в холке была мне по пояс.</text:p>
      <text:p text:style-name="P57"><text:span text:style-name="T8">–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7">Мля.</text:p>
      <text:p text:style-name="P57"><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8">–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4">Принцесса Селестия Эквестрийская» </text:span><text:span text:style-name="T39">– </text:span><text:span text:style-name="T43">прочитал охранник, близоруко щурясь.</text:span></text:p>
      <text:p text:style-name="P57"><text:span text:style-name="T8">– </text:span>Удостоверение личности предъявлять? <text:span text:style-name="T8">– </text:span>осведомился я.</text:p>
      <text:p text:style-name="P57"><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7">Дэш, ни слова не говоря, прислонила ухо к двери.</text:p>
      <text:p text:style-name="P57"><text:span text:style-name="T8">– </text:span>Будешь смеяться, но именно этим он и занят. Вызывает полицию по телефону. <text:span text:style-name="T8">– </text:span>сообщила пегаска.</text:p>
      <text:p text:style-name="P57"><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8">– </text:span>Сколько у нас времени?</text:p>
      <text:p text:style-name="P57">Дэш почесала в затылке.</text:p>
      <text:p text:style-name="P57"><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8">–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57">Снаружи послышался вой сирены и цокот множества копыт.</text:p>
      <text:p text:style-name="P57"><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8">– </text:span>Это твои двадцать минут? <text:span text:style-name="T8">– </text:span>возмутился я. <text:span text:style-name="T8">– </text:span>Да ещё и десяти не прошло!</text:p>
      <text:p text:style-name="P57">Дэш вымучено скривилась.</text:p>
      <text:p text:style-name="P57"><text:span text:style-name="T8">–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8">– </text:span>Ну уж фигушки. Я тебя тут не оставлю.</text:p>
      <text:p text:style-name="P57"><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8">– </text:span>Быстро за мной! <text:span text:style-name="T8">–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8">– Ю-</text:span>хууу<text:span text:style-name="T8">!!!</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8">–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8">– </text:span>Макс, подвинься!</text:p>
      <text:p text:style-name="P57">Пегаска оттеснила меня крупом и повернулась к двери задом.</text:p>
      <text:p text:style-name="P57"><text:span text:style-name="T8">–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8">– </text:span>Ты чего на меня так уставился? <text:span text:style-name="T8">– </text:span>подозрительно спросила пегаска.</text:p>
      <text:p text:style-name="P57"><text:span text:style-name="T8">– </text:span>Да так… Не ожидал, что ты такая…</text:p>
      <text:p text:style-name="P57"><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8">– </text:span>Ты! Не! По! Нял! Те! Бе! Не! Льзя! Тут! Ос! Та! ВАТЬСЯ!!! <text:span text:style-name="T8">–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8">–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8">–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8">–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8">–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8">– </text:span>А это у нас кто? Гмм. Пегаска. Вот так раз! Рэйнбоу Дэш! Какими судьбами?</text:p>
      <text:p text:style-name="P57"><text:span text:style-name="T8">– </text:span>ТРИКСИ! <text:span text:style-name="T8">– <text:s/></text:span>фейсхуфнула Дэш. <text:span text:style-name="T8">– </text:span>Во имя Селестии, ЧТО ты тут делаешь?!!</text:p>
      <text:p text:style-name="P57"><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7"><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7"><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8">– </text:span>Ей ведь нельзя рассказывать, да?</text:p>
      <text:p text:style-name="P57"><text:span text:style-name="T8">– </text:span>Нельзя. <text:span text:style-name="T8">– </text:span>подтвердил я. <text:span text:style-name="T8">–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8">– </text:span>ОГО!</text:p>
      <text:p text:style-name="P57">Единорожка аж уселась на крыльцо от удивления.</text:p>
      <text:p text:style-name="P57"><text:span text:style-name="T8">–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8">– </text:span>Мы приняли решение не выдавать вас полиции в обмен на то, что вы расскажете нам о вашей секретной миссии!</text:p>
      <text:p text:style-name="P57"><text:span text:style-name="T8">– </text:span>Не пойдёт! <text:span text:style-name="T8">– </text:span>заявил я. <text:span text:style-name="T8">– </text:span>Я уже сказал, что это тайна. Мне добавить нечего.</text:p>
      <text:p text:style-name="P57"><text:span text:style-name="T8">– </text:span>Да неужели? <text:span text:style-name="T8">– </text:span>захлопала ресницами Трикси. <text:span text:style-name="T8">–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7"><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8">–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7">Исчезновение дневной главы диархии: Эквестрия в панике!</text:span>» (статья двухдневной давности).</text:p>
      <text:p text:style-name="P57">«<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7">«<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8">–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6"><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6"/>
      <text:h text:style-name="Heading_20_2" text:outline-level="2">14. Дорога в Понивилль</text:h>
      <text:p text:style-name="P51">&lt;<text:span text:style-name="T58">David Bowie - Lets Dance/ Ashes To Ashes</text:span></text:p>
      <text:p text:style-name="P51"><text:span text:style-name="T58">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text:soft-page-break/>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
      <text:p text:style-name="P137">«<text:span text:style-name="T27">Добро пожаловать в Груммингтон! Вам здесь рады!</text:span></text:p>
      <text:p text:style-name="P137"><text:span text:style-name="T27">Население города </text:span><text:span text:style-name="T59">302 пони</text:span><text:span text:style-name="T27">.</text:span></text:p>
      <text:p text:style-name="P136"><text:span text:style-name="T59">250 пони</text:span><text:span text:style-name="T27">.</text:span></text:p>
      <text:p text:style-name="P136"><text:span text:style-name="T59">125 поней</text:span><text:span text:style-name="T27">.</text:span></text:p>
      <text:p text:style-name="P136"><text:soft-page-break/><text:span text:style-name="T27">54 паня.</text:span>»</text:p>
      <text:p text:style-name="P136"/>
      <text:p text:style-name="P57">Фургон стоял на обочине рядом с приветственной табличкой. Отогнув край занавески, я наблюдал за крохотным посёлком в две улицы. Редкие пони брели по своим делам с непривычной отстранённостью. Примерно каждые <text:span text:style-name="T65">три</text:span> дома из <text:span text:style-name="T65">четыр</text:span>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p>
      <text:p text:style-name="P57">Я вернулся за столик у окна и продолжил писать письмо.</text:p>
      <text:p text:style-name="P57">«<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За четыре дня мы проехали три посёлка, и не встретили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64">В общем, если Дэш не ошибается, завтра мы доберёмся до Филлидельфии, а ещё через неделю доберёмся до Понивилля.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27">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3">так её </text:span><text:span text:style-name="T3">разэтак</text:span><text:span text:style-name="T63">,</text:span><text:span text:style-name="T17"> магия!</text:span><text:span text:style-name="T51">»</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text:soft-page-break/>Пегаска смотрела на язычки огня, танцующие в окошке печной дверцы и молчала. Наконец она отозвалась.</text:p>
      <text:p text:style-name="P57">– Нет. Не всё в порядке.</text:p>
      <text:p text:style-name="P57">Пегаска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Какого сена!</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Ы-ы-ы-ы-ы-ы-ы!</text:p>
      <text:p text:style-name="P57">Дэш горько, с подвыванием, разрыдалась.</text:p>
      <text:p text:style-name="P57"><text:soft-page-break/>–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text:s/>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Я кивнул. Пегаска потихоньку утешилась и замерла, глядя в огонь.</text:p>
      <text:p text:style-name="P57"/>
      <text:p text:style-name="P57">…</text:p>
      <text:p text:style-name="P57"/>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text:span text:style-name="T64">Увидев, что я проснулся, </text:span>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text:span text:style-name="T64">необъяснимую </text:span>угрозу.</text:p>
      <text:p text:style-name="P57">Скррржжжж… Скррржжж…</text:p>
      <text:p text:style-name="P141"><text:span text:style-name="T64">Стараясь унять дрожь, я</text:span> тихонько выбрался из-под одеяла и подошёл к двери. Взяв в одну руку кочергу, <text:s/>в другую — фонарик, я <text:span text:style-name="T64">приоткрыл дверь на ладонь</text:span>.</text:p>
      <text:p text:style-name="P57">В круге света на земле <text:span text:style-name="T65">прямо перед фургоном </text:span>сидел<text:span text:style-name="T65">а</text:span> <text:span text:style-name="T65">кобылка-</text:span>жеребёнок и, зажав в зубах <text:span text:style-name="T65">гвоздь</text:span>, выцарапывал<text:span text:style-name="T65">а</text:span> что-то на жестяно<text:span text:style-name="T65">й</text:span> <text:span text:style-name="T65">коробке из-под конфет</text:span>.</text:p>
      <text:p text:style-name="P142">– <text:span text:style-name="T69">Ч</text:span>то <text:span text:style-name="T69">ты </text:span>тут делаешь так поздно? <text:span text:style-name="T75">Где твои родители?</text:span> – вздохнув с облегчением, спросил я.</text:p>
      <text:p text:style-name="P142">Выйдя из фургона, я подошёл к жеребёнку и посветил на жестянку.</text:p>
      <text:p text:style-name="P142">– Чем ты тут занимаешься?</text:p>
      <text:p text:style-name="P142">Жеребёнк<text:span text:style-name="T68">а</text:span> молча смотрела на меня, зажав гвоздь в зубах. На жестянке были коряво выцарапаны буквы.</text:p>
      <text:p text:style-name="P135">«<text:span text:style-name="T60">3</text:span><text:span text:style-name="T61">7</text:span><text:span text:style-name="T60"> пн</text:span><text:span text:style-name="T62">и</text:span></text:p>
      <text:p text:style-name="P135"><text:span text:style-name="T60">2</text:span><text:span text:style-name="T61">4</text:span><text:span text:style-name="T60">пн</text:span></text:p>
      <text:p text:style-name="P135"><text:span text:style-name="T60">1</text:span><text:span text:style-name="T61">5</text:span></text:p>
      <text:p text:style-name="P135"><text:span text:style-name="T28">1</text:span>»</text:p>
      <text:p text:style-name="P136">– <text:span text:style-name="T66">Что это за цифры? – спросил я и запнулся. Липкое чувство безочётного ужаса зародилось у меня где-то между лопаток и протянуло холодные щупальца к сердцу. Жестянка лежала прямо под приветственным столбом Груммингтона. Я поднял глаза и перечитал табличку.</text:span></text:p>
      <text:p text:style-name="P138">«<text:span text:style-name="T27">Добро пожаловать в Груммингтон! Вам здесь рады!</text:span></text:p>
      <text:p text:style-name="P138"><text:span text:style-name="T27">Население города </text:span><text:span text:style-name="T59">302 пони</text:span><text:span text:style-name="T27">.</text:span></text:p>
      <text:p text:style-name="P138"><text:span text:style-name="T59">250 пони</text:span><text:span text:style-name="T27">.</text:span></text:p>
      <text:p text:style-name="P138"><text:span text:style-name="T59">125 поней</text:span><text:span text:style-name="T27">.</text:span></text:p>
      <text:p text:style-name="P138"><text:soft-page-break/><text:span text:style-name="T27">54 паня.</text:span>»</text:p>
      <text:p text:style-name="P143">Кобылка не могла дотянуться <text:span text:style-name="T68">до городской таблички и продолжала записи на жестянке. У меня от волнения пересохло в горле.</text:span></text:p>
      <text:p text:style-name="P139">– <text:span text:style-name="T67">Ты хочешь сказать, этой ночью из населения осталась ты одна? – хриплым голосом спросил я.</text:span></text:p>
      <text:p text:style-name="P145">Жеребёнок смотрел на меня не отвечая.</text:p>
      <text:p text:style-name="P139">– <text:span text:style-name="T68">Макс! Оглянись! – тревожно воскликнула Дэш у меня за спиной.</text:span></text:p>
      <text:p text:style-name="P144">Прямо за нами по земле в круг света вползла трещина. Она змеёй заструилась между нами, отделив нас от кобылки <text:span text:style-name="T73">с табличкой</text:span>. Посветив вдоль <text:span text:style-name="T73">трещины</text:span> назад я увидел, что <text:span text:style-name="T73">она</text:span> <text:span text:style-name="T72">тянется от посёлка и </text:span>проходит под фургоном так, что его передние и задние колёса стоят на разных краях расширяющегося <text:span text:style-name="T73">разлома</text:span>.</text:p>
      <text:p text:style-name="P140">– <text:span text:style-name="T70">Дэш! Быстро!</text:span></text:p>
      <text:p text:style-name="P144">Пегаске не нужно было объяснять. Она вскочила в упряжь и потянула изо всех сил, выворачивая фургон из зарождающегося провала. Я обернулся к <text:span text:style-name="T74">кобылке</text:span>, намереваясь перетащить <text:span text:style-name="T74">её</text:span> через трещину.</text:p>
      <text:p text:style-name="P144">УУУУУУРРРРРРГГГГХХХХХХХ!!!</text:p>
      <text:p text:style-name="P144">С треском и стоном ухнул Груммингтон в развер<text:span text:style-name="T71">з</text:span>шуюся пропасть. <text:span text:style-name="T72">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span></text:p>
      <text:p text:style-name="P139"/>
      <text:p text:style-name="P51">&lt;<text:span text:style-name="T20">Дэш оказывается в постели с Максом из-за страха</text:span>&gt;</text:p>
      <text:p text:style-name="P5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7"/>
      <text:p text:style-name="P57"/>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51">&lt;<text:span text:style-name="T20">надписи на табличке (уже под табличкой) обновляет кобылка-жеребёнок — она самая разумная в городе</text:span>&gt;</text:p>
      <text:p text:style-name="P57"/>
      <text:p text:style-name="P51">&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51"><text:soft-page-break/>-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5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06"><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57"/>
      <text:p text:style-name="P51">&lt;<text:span text:style-name="T20">Главы с Максом и Дэш — в стиле «Криминального чтива»</text:span>&gt;</text:p>
      <text:p text:style-name="P57"/>
      <text:p text:style-name="P51">&lt;<text:span text:style-name="T19"> - </text:span><text:span text:style-name="T20">Но ты сгоришь! Я не готова без помощи Селестии провести эксперимент на тебе!</text:span></text:p>
      <text:p text:style-name="P39">Я устало закрыл глаза.</text:p>
      <text:p text:style-name="P5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51"/>
      <text:p text:style-name="P5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39">&lt;</text:span><text:span text:style-name="T32">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text:soft-page-break/>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9"> </text:span><text:span text:style-name="T51">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text:span><text:soft-page-break/><text:span text:style-name="T22">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0">- В законе не указана конкретный соправитель Диархии!</text:span>&gt;</text:p>
      <text:p text:style-name="P47"/>
      <text:p text:style-name="P47">&lt;<text:span text:style-name="T20">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text:soft-page-break/>&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oft-page-break/><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text:soft-page-break/></text:p>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3"/>
      <text:h text:style-name="P15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45">&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text:soft-page-break/></text:p>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3"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oft-page-break/><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text:soft-page-break/>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2">Луна обошла Кимеринна. </text:p>
      <text:p text:style-name="P2"><text:span text:style-name="T8">–</text:span> У вас рассечен бок. И колотая рана на шее.</text:p>
      <text:p text:style-name="P2"><text:soft-page-break/><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3"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text:soft-page-break/>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9">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oft-page-break/><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3"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0"><text:soft-page-break/></text:p>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3" text:outline-level="2">В библиотеке замка Селестии</text:h>
      <text:p text:style-name="P98"/>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3" text:outline-level="2">Понивилль</text:h>
      <text:p text:style-name="P2"/>
      <text:h text:style-name="P153"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p>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3"/>
      <text:h text:style-name="P153" text:outline-level="2">Первый сеанс двойного сна. Рэрити</text:h>
      <text:p text:style-name="P2"/>
      <text:p text:style-name="P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oft-page-break/><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3" text:outline-level="2">Сон Макса</text:h>
      <text:p text:style-name="P98"/>
      <text:p text:style-name="P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4">–</text:span><text:span text:style-name="T19"> Готова, </text:span><text:span text:style-name="T24">–</text:span><text:span text:style-name="T19">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text:soft-page-break/></text:p>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53"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9">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oft-page-break/><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9">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9">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8"/>
      <text:p text:style-name="P98"/>
      <text:p text:style-name="P98"/>
      <text:p text:style-name="P98"/>
      <text:p text:style-name="P2"><text:span text:style-name="T8">&lt;</text:span><text:span text:style-name="T19">Подходя к замку Принцесс, Дэш рассказывает Максу обо сне, который она утаила - с Леро.</text:span><text:span text:style-name="T8">&gt;</text:span> </text:p>
      <text:p text:style-name="P2"><text:span text:style-name="T8">&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text:span><text:soft-page-break/><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53"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3"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oft-page-break/><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3" text:outline-level="2">Поиск решения</text:h>
      <text:p text:style-name="P98"/>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2"/>
      <text:h text:style-name="P153"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19">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soft-page-break/>…</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oft-page-break/><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5"/>
      <text:p text:style-name="P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3"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9">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3" text:outline-level="2">След?</text:h>
      <text:p text:style-name="P98"/>
      <text:p text:style-name="P2"><text:span text:style-name="T8">&lt;</text:span><text:span text:style-name="T19">сначала эпизод - проверка сумки в серверной</text:span><text:span text:style-name="T8">&gt;</text:span></text:p>
      <text:p text:style-name="P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9">“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oft-page-break/><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9">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3" text:outline-level="2">Озарение</text:h>
      <text:p text:style-name="P2"/>
      <text:p text:style-name="P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text:soft-page-break/></text:p>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2949421767212362689" text:style-name="L5">
        <text:list-header>
          <text:p text:style-name="P14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8">– </text:span>А если нет? – Эпплджек смотрела мне мне прямо в глаза.</text:p>
      <text:list xml:id="list141711821911498" text:continue-numbering="true" text:style-name="L5">
        <text:list-header>
          <text:p text:style-name="P146">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1712046764587" text:continue-numbering="true" text:style-name="L5">
        <text:list-header>
          <text:p text:style-name="P146">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1711909979915" text:continue-numbering="true" text:style-name="L5">
        <text:list-header>
          <text:p text:style-name="P146">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52" text:outline-level="2">Почти.</text:h>
      <text:p text:style-name="P95"/>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52" text:outline-level="2">Дискорд</text:h>
      <text:p text:style-name="P98"/>
      <text:p text:style-name="P95">Девушки поспешно собирались, пока я растолковывал им задачу.</text:p>
      <text:p text:style-name="P95"><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5"><text:span text:style-name="T8">– </text:span>Это тот твой приятель, который разбился с полгода назад? – спросила Эпплджек.</text:p>
      <text:p text:style-name="P95"><text:span text:style-name="T8">– </text:span>Да, это он.</text:p>
      <text:p text:style-name="P95"><text:span text:style-name="T8">– </text:span>А как мы попадём в его квартиру? Там сейчас кто-то живёт? – Флаттершай прыгала на одной ноге, натягивая кед.</text:p>
      <text:p text:style-name="P95"><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6">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6"><text:soft-page-break/>Я поднёс брелок пропуска к домофону, но дверь подъезда не открылась. Замигала красная лампочка и зажужжал зуммер.</text:p>
      <text:p text:style-name="P96">Я выругался.</text:p>
      <text:p text:style-name="P96"><text:span text:style-name="T8">– </text:span>Макс, что случилось? У нас проблемы?</text:p>
      <text:p text:style-name="P96"><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6"><text:span text:style-name="T8">– </text:span>Так что, будем ломать дверь? – Эпплджек критически осмотрелась, подмечая бабулек на лавочке и зевак во внутреннем скверике.</text:p>
      <text:p text:style-name="P96"><text:span text:style-name="T8">– </text:span>Нет нужды. Лучше станьте-ка сзади меня так, чтобы заслонить от этих бабулек и от вооон той камеры наблюдения.</text:p>
      <text:list xml:id="list1854860636093109075" text:style-name="L6">
        <text:list-header>
          <text:p text:style-name="P14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9"><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9"><text:span text:style-name="T8">– </text:span>Макс, тут окно разбито! И верёвка какая-то висит. – крикнула Флаттершай из кухни.</text:p>
      <text:p text:style-name="P119"><text:span text:style-name="T8">– </text:span>Оставь, Флатти, не сейчас! – отмахнулся я.</text:p>
      <text:p text:style-name="P126">Лампочка питания на ноутбуке горела, <text:s/>но подключенный монитор оставался тёмным. Я постучал по пробелу, но безрезультатно.</text:p>
      <text:p text:style-name="P119"><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9"><text:span text:style-name="T8">– </text:span>Монитор выключен. – <text:s/>раздалось из угла. Кресло с высокой спинкой повернулось, открыв нашим взорам Дискорда. </text:p>
      <text:p text:style-name="P11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9">Он приподнял панамку, дурашливо здороваясь.</text:p>
      <text:p text:style-name="P119"><text:soft-page-break/><text:span text:style-name="T8">– </text:span>Оп-па! – пробормотала Эпплджек. – Нежданчик!</text:p>
      <text:p text:style-name="P119"><text:span text:style-name="T8">– </text:span>Ты, я вижу, времени не терял, – моя рука под прикрытием стола медленно тянулась к тяжёлой фарфоровой кружке, стоящей на краю.</text:p>
      <text:p text:style-name="P99"><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9"><text:span text:style-name="T8">– </text:span>А почему ты вообще решил искать нас тут? – спросила Эпплджек. – Приехал бы домой. Мы б тебя чаем напоили.</text:p>
      <text:p text:style-name="P99"><text:span text:style-name="T8">– </text:span>Видишь ли, дорогая Эй-Джей, я с самого начала знал, где находится наша уважаемая принцесса, а времени в обрез, так что...</text:p>
      <text:p text:style-name="P107">В проёме дверей появилась Флаттершай.</text:p>
      <text:p text:style-name="P99"><text:span text:style-name="T8">– </text:span>С кем это вы тут разговариваете?</text:p>
      <text:list xml:id="list356544466067610519" text:style-name="L7">
        <text:list-header>
          <text:p text:style-name="P15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7">Оглушённый Дискорд попытался было отъехать на кресле в сторону, но я припёр его стулом к стенке.</text:p>
      <text:p text:style-name="P99">– Жанна, Флатти, хватайте ноут и на выход! Я с ним разберусь! Не теряйте вре...!</text:p>
      <text:p text:style-name="P99">– ТЫ ИДИО...!!!</text:p>
      <text:p text:style-name="P99">Дискорд <text:s/>зорал одновременно со мной, прикрываясь от меня руками, когда раздался оглушительный</text:p>
      <text:p text:style-name="P99">...</text:p>
      <text:p text:style-name="P100">БАХ!!!</text:p>
      <text:p text:style-name="P99">…</text:p>
      <text:p text:style-name="P9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9">На лице Дискорда появилось удивлённо-мечтательное выражение и он вырубился.</text:p>
      <text:p text:style-name="P119"/>
      <text:h text:style-name="P153" text:outline-level="2">Селестия</text:h>
      <text:p text:style-name="P119"/>
      <text:p text:style-name="P9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9">Включенный монитор показал схематическое изображение Селестиии, </text:p>
      <text:p text:style-name="P120">&gt;\<text:span text:style-name="T1">Привет, Селестия. Это Макс. Как себя чувствуешь?</text:span></text:p>
      <text:p text:style-name="P120">&lt;\<text:span text:style-name="T1">Макс? МАКС??? МА-А-А-АКС!!! НАКОНЕЦ-ТО! КАК Я РАДА ТЕБЯ СЛЫШАТЬ! </text:span></text:p>
      <text:p text:style-name="P120">&gt;\<text:span text:style-name="T1">Я рад, что нашёл тебя, Тия.</text:span></text:p>
      <text:p text:style-name="P12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0">&gt;\<text:span text:style-name="T1">Тия, я сейчас подключу микрофон и колонки, и мы сможем общаться более удобно.</text:span></text:p>
      <text:p text:style-name="P119">…</text:p>
      <text:p text:style-name="P119">– Привет опять. Как ты меня слышишь?</text:p>
      <text:p text:style-name="P119"><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0">– <text:span text:style-name="T1">Могу себе представить. Как-то раз я провёл три часа камере сенсорной депривации. Мне не понравилось.</text:span></text:p>
      <text:p text:style-name="P119">– Эммм... Ваше Высочество, вы в порядке? Мы так рады, что наконец-то нашли Вас! – вклинилась в разговор Эпплджек.</text:p>
      <text:p text:style-name="P119">– Кто тут? Макс, кто ещё с тобой?</text:p>
      <text:p text:style-name="P120"><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0">– <text:span text:style-name="T1">Девочки? Я рада вас слышать. А Твайлайт нет рядом?</text:span></text:p>
      <text:p text:style-name="P11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9">При этих словах Дискорд замычал и задёргался. Эпплджек нахмурилась и проверила верёвки, привязывающие его к спинке стула.</text:p>
      <text:p text:style-name="P11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9">– Ноутбук — так называется место, где я нахожусь сейчас? А кто это мычит?</text:p>
      <text:p text:style-name="P11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9">– О, духи предков, но зачем??? Почему у него кляп во рту?</text:p>
      <text:p text:style-name="P119">– Мы связали его. Он нас предал. И тебя. И Эквестрию. Всех.</text:p>
      <text:p text:style-name="P119">При этих словах Эпплджек и Флаттершай непонимающе уставились на меня, а Дискорд протестующе замычал.</text:p>
      <text:p text:style-name="P119">Я начал рассказывать о своих догадках, и непонимающее выражение на лицах девушек сменилось удивлением.</text:p>
      <text:p text:style-name="P11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9">– А зачем тогда ты приложила его книгой? – непонимающе уставился я на неё.</text:p>
      <text:p text:style-name="P119">– Потому что ты напал на него. Я и подумала — тебе виднее. И подсобила.</text:p>
      <text:p text:style-name="P119">Флаттершай отрицающе мотнула головой.</text:p>
      <text:p text:style-name="P119">– Не может Дискорд быть предателем. Он мой друг.</text:p>
      <text:p text:style-name="P119">Дискорд благодарственно замычал и закивал головой.</text:p>
      <text:p text:style-name="P11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9">Дискорд завёл глаза на лоб и обречённо завыл.</text:p>
      <text:p text:style-name="P119">– Макс, постой. Дай мне поговорить с ним. – сказала Селестия. – Не могу поверить, что Дискорд на такое пошёл.</text:p>
      <text:p text:style-name="P119">– Ну хорошо. Поговори. Послушаем, что он скажет.</text:p>
      <text:p text:style-name="P119">Я красноречиво покачал кулак перед его носом и вытащил кляп.</text:p>
      <text:p text:style-name="P119">...</text:p>
      <text:p text:style-name="P108"><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8">– Это я-то устраиваю цирк?!! ДА ТЫ НА СЕБЯ ПОСМОТРИ, КЛОУН!!! На людей кидаешься, чашками бросаешься, вон, мне нос разбил! Дерёшься...</text:p>
      <text:p text:style-name="P108">Я угрожающе поднёс тряпку к лицу Дискорда.</text:p>
      <text:p text:style-name="P108">– Ещё одно слово в таком тоне, и ты заткнёшься, а мы уйдём в Эквестрию без тебя!</text:p>
      <text:p text:style-name="P10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8">Дискорд демонстративно закрыл рот и посвистывая уставился в потолок.</text:p>
      <text:p text:style-name="P108">Разговор зашёл в тупик.</text:p>
      <text:p text:style-name="P111"/>
      <text:p text:style-name="P112">На мониторе высветился текст:</text:p>
      <text:p text:style-name="P11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2"/>
      <text:p text:style-name="P112">Из колонок послышался лёгкий шорох.</text:p>
      <text:p text:style-name="P108">– Дик, сейчас не время для ссор. – голос Селестии был мягким, но настойчивым. – Мы в одной лодке.</text:p>
      <text:p text:style-name="P108">– Тебе легко говорить! Тебе не разбивали нос и не оскорбляли угрозами!</text:p>
      <text:p text:style-name="P108">– Ты должен понимать, что у Макса были все основания так себя вести. Твоё поведение вызвало подозрения у него, ведь он мало тебя знает. </text:p>
      <text:p text:style-name="P108">К уговорам Селестии присоединилась Флаттершай.</text:p>
      <text:p text:style-name="P108">– Дискорд, миленький, прости его. Макс хороший. Он просто не знал, что ты тоже хороший...</text:p>
      <text:p text:style-name="P108">У Дискорда покраснели уши и он засмущался и заворчал.</text:p>
      <text:p text:style-name="P10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8">Я пропустил «дятла» мимо ушей.</text:p>
      <text:p text:style-name="P11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9">***</text:p>
      <text:p text:style-name="P10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8"><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8">Потому разбрасываться такой возможностью не стоит. Если уж тебе повезло оказаться в новом мире — исследуй его сполна!..</text:p>
      <text:p text:style-name="P109">***</text:p>
      <text:p text:style-name="P114">&lt;<text:span text:style-name="T20">сюда можно вставить похождения Дискорда — вторая неопубликованная глава. Первая — секс с Селестией</text:span>&gt;</text:p>
      <text:p text:style-name="P109">***</text:p>
      <text:p text:style-name="P112">– Развяжите мне, наконец, руки! Или хотя бы одну. Плечами жестикулировать неудобно.... </text:p>
      <text:p text:style-name="P112">Я развязал Дискорду левую руку.</text:p>
      <text:p text:style-name="P11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2">Дискорд принялся разминать затёкшее запястье.</text:p>
      <text:p text:style-name="P11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2">– Какое письмо, Корди? – вскинулась до этого зачарованно слушавшая Дискорда Флаттершай.</text:p>
      <text:p text:style-name="P112">– Ну ваше же! Вы с Эпплджек написали мне о своих мытарствах тут. Вежливо так написали, спасибо...</text:p>
      <text:p text:style-name="P112">Флаттершай покрылась пунцовыми пятнами.</text:p>
      <text:p text:style-name="P112">– Я... Мы... – тут она совсем стушевалась.</text:p>
      <text:p text:style-name="P112">– Так а почему ты сказал, что никто не уйдёт в Эквестрию? – наконец перебила Дискорда скучавшая до этого Эпплджек.</text:p>
      <text:p text:style-name="P112">Дискорд уставился на неё долгим взглядом, а потом хлопнул себя по лбу.</text:p>
      <text:p text:style-name="P11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2">– И что? – продолжила его мысль Эпплджек.</text:p>
      <text:p text:style-name="P112">–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2">– И?!! – до меня уже дошло, но Эпплджек продолжала тупить.</text:p>
      <text:p text:style-name="P112"><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2">– СКОЛЬКО??? – воскликнули хором я и девушки.</text:p>
      <text:p text:style-name="P112">Дискорд открыл было 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2">Блядь!</text:p>
      <text:p text:style-name="P112">– На крышу, живо!!! Через окно на кухне! – зашипел Дискорд, отчаянно дёргая узлы свободной рукой.</text:p>
      <text:p text:style-name="P112">Эпплджек, одной рукой сгребя в охапку ноутбук, второй увлекая Флаттершай, кинулась на кухню.</text:p>
      <text:p text:style-name="P112">– А толку? Куда мы с крыши денемся? – спросил я растерянно. Дискорд только раздражённо зарычал в ответ.</text:p>
      <text:p text:style-name="P108">Дверь содрогнулась от мощного удара. Послышался стук падающей штукатурки. Я сломя голову кинулся на кухню.</text:p>
      <text:p text:style-name="P108">– Развяжи меня, идиот!!! – гаркнул вдогонку Дискорд.</text:p>
      <text:p text:style-name="P10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8">– Давай на крышу! Я догоню! – рявкнул он, освобождая вторую руку.</text:p>
      <text:p text:style-name="P108">От второго удара дверная коробка крякнула и наполовину въехала в коридор. </text:p>
      <text:p text:style-name="P10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8">Верёвка в кухонном окне дёргалась от движений лезущих по ней Флатти и Эпплджек. Я словил её рукой и стал на подоконник.</text:p>
      <text:p text:style-name="P108">Чёрт!</text:p>
      <text:p text:style-name="P10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8">Но нет, триста тысяч чертей, раз девушки смогли – я тоже смогу!</text:p>
      <text:p text:style-name="P10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8">Я успел сократить расстояние до Эпплджек наполовину, когда девушки нашли решение.</text:p>
      <text:p text:style-name="P10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8"><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8">Я выдохнул.</text:p>
      <text:p text:style-name="P10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8">Чёрт! Чёрт! Чёрт! Чёрт!</text:p>
      <text:p text:style-name="P108">Бля!!!...</text:p>
      <text:p text:style-name="P108">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8"/>
      <text:h text:style-name="P153" text:outline-level="2">Назад, в Эквестрию</text:h>
      <text:p text:style-name="P108"/>
      <text:p text:style-name="P108">Долго паниковать не пришлось. </text:p>
      <text:p text:style-name="P108">Я почувствовал сильный рывок за шиворот и захват поперёк груди. </text:p>
      <text:p text:style-name="P108">– ОТПУСТИ ДЕВЧОНКУ!!! – загрохотало мне в ухо. Я открыл глаза.</text:p>
      <text:p text:style-name="P10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8">Я чуть поднял глаза и уставился в чешуйчатую морду дракона.</text:p>
      <text:p text:style-name="P108">– Отпусти Эпплджек. Я её держу. – повторил Дискорд. – Мне сбалансироваться надо. Вы не такие уж и лёгкие.</text:p>
      <text:p text:style-name="P10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8">Наконец это ему удалось, и дальнейший подъём на крышу происходил в молчании.</text:p>
      <text:p text:style-name="P10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8">Флаттершай оторвала заплаканное лицо от моей ветровки.</text:p>
      <text:p text:style-name="P108"><text:soft-page-break/>– Да-да, ты прав, Корди. Я готова.</text:p>
      <text:p text:style-name="P108">На длинной шее Дискорда разместились Эпплджек и Флаттершай. Я, для сохранения баланса, разместился позади крыльев.</text:p>
      <text:p text:style-name="P108">Дискорд расправил крылья и начал короткую пробежку к краю.</text:p>
      <text:p text:style-name="P11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8">И мы полетели навстречу закату.</text:p>
      <text:p text:style-name="P10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8">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0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8">– Пристегните ремни! – проревел Дискорд, резко ускоряясь. – Будет весело!!!</text:p>
      <text:p text:style-name="P10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8">– ЙУУУУУУУХХХУУУУУ!!! – заорал Дискорд, сложил крылья и врезался в шар.</text:p>
      <text:p text:style-name="P113">&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5"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7">–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4">чёрт</text:span><text:span text:style-name="T8">&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1">– Хорошо. Уболтал. Кьютимарки беру на себя. Так и знал, что мне самое трудное достанется!</text:p>
      <text:p text:style-name="P12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1">Анакорн проследил мой взгляд.</text:p>
      <text:p text:style-name="P121">– Нечего так смотреть. Если я стану применять магию вместо ловкости, теряется весь смысл упражнения... О, глянь-ка на Эквус!</text:p>
      <text:p text:style-name="P12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1"/>
      <text:p text:style-name="P123">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5">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4"/>
      <text:p text:style-name="P12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3"/>
      <text:p text:style-name="P123"/>
      <text:p text:style-name="P121">Я опять задумался. В голове было пусто. Хотя, если подумать с точки зрения программиста, можно... Наверное можно, раз все предыдущее прокатило...</text:p>
      <text:p text:style-name="P122">–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2">– Не понял? Это как? Как ты совместишь разрушенную магическими войнами Эквестрию с романтически-сексуальным раем для попаданцев?</text:p>
      <text:p text:style-name="P122"><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2">Анакорн долго мусолил карандаш, а потом вдруг заржал.</text:p>
      <text:p text:style-name="P122"><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2"><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2">Анакорн примирительно похлопал меня по плечу.</text:p>
      <text:p text:style-name="P122"><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2">Я подозрительно посмотрел на Анакорна.</text:p>
      <text:p text:style-name="P122"><text:span text:style-name="T8">– </text:span>Какой ещё, нафиг, «мой фанфик»? Я никакого фанфика не писал. И не собираюсь, вообще-то.</text:p>
      <text:p text:style-name="P122">Анакорн ехидно ухмыльнулся и откинулся в кресле, переплетя пальцы за затылком.</text:p>
      <text:p text:style-name="P122"><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1"><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1"><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1"><text:span text:style-name="T8">– </text:span>Факн щит<text:note text:id="ftn13" text:note-class="footnote"><text:note-citation>13</text:note-citation><text:note-body><text:p text:style-name="P11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1">Анакорн развёл руками.</text:p>
      <text:p text:style-name="P121"><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1">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text:soft-page-break/>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19">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8">Селестия кивнула, соглашаясь, и образ её начал меркнуть.</text:p>
      <text:p text:style-name="P113">– <text:span text:style-name="T1">Окей. Будь счастлив и... спасибо тебе за всё, Макс.</text:span></text:p>
      <text:p text:style-name="P108">…</text:p>
      <text:p text:style-name="P11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8">Он нахлобучил на себя невесть откуда взявшуюся двууголку.</text:p>
      <text:p text:style-name="P108">– Как вам это нравится, господа?! Дискорд — спаситель Эквестрии! А ведь звучит!!! Разрешите откланяться!..</text:p>
      <text:p text:style-name="P108"><text:soft-page-break/></text:p>
      <text:list xml:id="list1315212611551464956" text:style-name="L8">
        <text:list-header>
          <text:p text:style-name="P148">(<text:span text:style-name="T26">Луна — как повелительница снов, слышала разговор Макса с Анакорном</text:span>)</text:p>
          <text:p text:style-name="P149"/>
        </text:list-header>
      </text:list>
      <text:p text:style-name="P109">***</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53"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text:soft-page-break/></text:p>
      <text:p text:style-name="P79"/>
      <text:p text:style-name="P79"/>
      <text:p text:style-name="P7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29T14:16:07.593000000</dc:date>
    <meta:editing-duration>P83DT9H2M16S</meta:editing-duration>
    <meta:editing-cycles>4752</meta:editing-cycles>
    <meta:generator>LibreOffice/5.1.0.3$Windows_x86 LibreOffice_project/5e3e00a007d9b3b6efb6797a8b8e57b51ab1f737</meta:generator>
    <meta:document-statistic meta:table-count="0" meta:image-count="0" meta:object-count="0" meta:page-count="168" meta:paragraph-count="3423" meta:word-count="77073" meta:character-count="512013" meta:non-whitespace-character-count="434757"/>
  </office:meta>
</office:document-meta>
</file>